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7" draw:id="id7" draw:layer="layout" svg:width="4.699cm" svg:height="2.159cm" svg:x="2.27cm" svg:y="16.2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Contes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3" draw:id="id3" draw:layer="layout" svg:width="4.699cm" svg:height="2.159cm" svg:x="14.081cm" svg:y="6.08cm">
          <text:p text:style-name="P1"><text:span text:style-name="T1">Function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Gro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2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2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2" draw:text-style-name="P1" draw:layer="layout" draw:type="curve" svg:x1="4.619cm" svg:y1="8.239cm" svg:x2="4.619cm" svg:y2="9.89cm" draw:start-shape="id1" draw:start-glue-point="2" draw:end-shape="id5" draw:end-glue-point="0" svg:d="m4619 8239v1651" svg:viewBox="0 0 1 1652">
          <text:p/>
        </draw:connector>
        <draw:connector draw:style-name="gr2" draw:text-style-name="P1" draw:layer="layout" draw:type="curve" svg:x1="4.619cm" svg:y1="4.429cm" svg:x2="4.619cm" svg:y2="6.08cm" draw:start-shape="id6" draw:start-glue-point="2" draw:end-shape="id1" draw:end-glue-point="0" svg:d="m4619 4429v1651" svg:viewBox="0 0 1 1652">
          <text:p/>
        </draw:connector>
        <draw:connector draw:style-name="gr2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2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2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onnector draw:style-name="gr2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2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2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2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2" draw:text-style-name="P1" draw:layer="layout" draw:type="curve" svg:x1="6.969cm" svg:y1="10.969cm" svg:x2="14.081cm" svg:y2="17.319cm" draw:start-shape="id5" draw:start-glue-point="1" draw:end-shape="id11" svg:d="m6969 10969c5482 0 1927 6350 7112 6350" svg:viewBox="0 0 7113 6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18T12:26:30</dc:date>
    <dc:creator>Harald </dc:creator>
    <meta:editing-duration>PT1M1S</meta:editing-duration>
    <meta:editing-cycles>2</meta:editing-cycles>
    <meta:generator>LibreOffice/4.0.2.2$Linux_X86_64 LibreOffice_project/400m0$Build-2</meta:generator>
    <meta:document-statistic meta:object-count="24"/>
  </office:meta>
</office:document-meta>
</file>